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4_2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President and Trustees of the Jewish Theological Seminary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pril 18, 1893</text:p>
      <text:p text:style-name="P5">Month<text:tab/><text:tab/><text:tab/><text:tab/><text:tab/><text:tab/>April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C/</text:p>
      <text:p text:style-name="P2"><text:s/>O/</text:p>
      <text:p text:style-name="P2"><text:s text:c="2"/>P/</text:p>
      <text:p text:style-name="P2"><text:s text:c="3"/>Y/</text:p>
      <text:p text:style-name="P3">Philadelphia, April 18th, 1893/</text:p>
      <text:p text:style-name="P2">To the President and Trustees of the Jewish Theological Seminary/ </text:p>
      <text:p text:style-name="P2"><text:tab/>Gentlemen and Friends/</text:p>
      <text:p text:style-name="P2"><text:tab/><text:tab/>Your words breathing fraternal kindness, accompanied/ with the assurance that our cherished Institution, will still command/ your watchful attention, brought me comfort. <text:s/>Let our efforts jointly/ gain such a success as we aspired to obtain, when "the Jewish Theological/ Seminary" was founded./</text:p>
      <text:p text:style-name="P2"><text:tab/>Nature which is no resepecter[sic!] of persons, may deny/ me the joy of seeing the anticipated results of our exertions, but I/ fervently hope that, as in the instance of the promising youth soon to/ go forth and teach Truth, so may many more issue from our seat of learning,/ whose strong convictions <text:soft-page-break/>and broad knowledge will fit them to uphold/ the ancestral faith among the Hebrew Community of America./</text:p>
      <text:p text:style-name="P2"><text:tab/>The honor which you design to bestow upon me could/ not be higher in my estimation, for a library rich of well chosen/ books, will prove a safe guide and a delightful companion to all our/ students./</text:p>
      <text:p text:style-name="P2"><text:tab/>I thank you sincerely for that token of your/ personal regard, not less than for the brotherly greetings which you/ were pleased to send on the seventieth birthday of/ Yours very truly,/ S.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8T13:45:22.26</meta:creation-date>
    <meta:document-statistic meta:table-count="0" meta:image-count="0" meta:object-count="0" meta:page-count="3" meta:paragraph-count="71" meta:word-count="374" meta:character-count="2548"/>
    <dc:date>2011-12-08T13:52:57.33</dc:date>
    <dc:creator>Penn Libraries</dc:creator>
    <meta:editing-duration>PT00H07M35S</meta:editing-duration>
    <meta:editing-cycles>1</meta:editing-cycles>
    <meta:generator>OpenOffice.org/3.2$Win32 OpenOffice.org_project/320m12$Build-9483</meta:generator>
  </office:meta>
</office:document-meta>
</file>